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Indicator LED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table:number-columns-repeated="2"/>
          <table:table-cell table:style-name="ce4" office:value-type="string" calcext:value-type="string">
            <text:p>Blue/Green</text:p>
          </table:table-cell>
          <table:table-cell table:style-name="ce1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LK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D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00-00-00</text:date>, <text:time style:data-style-name="N2" text:time-value="09:41:13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3-01-28T11:41:31.273000000</dc:date>
    <meta:editing-duration>P7DT23H37M9S</meta:editing-duration>
    <meta:editing-cycles>38</meta:editing-cycles>
    <meta:document-statistic meta:table-count="1" meta:cell-count="58" meta:object-count="0"/>
  </office:meta>
</office:document-meta>
</file>